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5"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6" style:family="paragraph" style:parent-style-name="Standard">
      <style:paragraph-properties fo:line-height="150%" fo:text-align="end" style:justify-single-word="false"/>
      <style:text-properties style:font-name="Arial" officeooo:paragraph-rsid="0019cc45"/>
    </style:style>
    <style:style style:name="P7" style:family="paragraph" style:parent-style-name="Standard">
      <style:paragraph-properties fo:line-height="150%" fo:text-align="end" style:justify-single-word="false"/>
      <style:text-properties style:font-name="Arial" officeooo:rsid="0019cc45" officeooo:paragraph-rsid="0019cc45"/>
    </style:style>
    <style:style style:name="P8" style:family="paragraph" style:parent-style-name="Standard">
      <style:paragraph-properties fo:line-height="150%" fo:text-align="start" style:justify-single-word="false"/>
      <style:text-properties style:font-name="Arial" officeooo:rsid="0019cc45" officeooo:paragraph-rsid="0019cc45"/>
    </style:style>
    <style:style style:name="P9" style:family="paragraph" style:parent-style-name="Standard">
      <style:paragraph-properties fo:line-height="150%" fo:text-align="end" style:justify-single-word="false" fo:break-before="page"/>
      <style:text-properties style:font-name="Arial" officeooo:rsid="0019cc45" officeooo:paragraph-rsid="0019cc45"/>
    </style:style>
    <style:style style:name="P10" style:family="paragraph" style:parent-style-name="Contents_20_Heading">
      <style:paragraph-properties fo:break-before="page"/>
      <style:text-properties style:font-name="Arial"/>
    </style:style>
    <style:style style:name="P11" style:family="paragraph" style:parent-style-name="Text_20_body">
      <style:text-properties style:font-name="Arial"/>
    </style:style>
    <style:style style:name="P12" style:family="paragraph" style:parent-style-name="Text_20_body">
      <style:paragraph-properties fo:line-height="150%" fo:text-align="justify" style:justify-single-word="false"/>
      <style:text-properties style:font-name="Arial"/>
    </style:style>
    <style:style style:name="P13" style:family="paragraph" style:parent-style-name="Text_20_body">
      <style:paragraph-properties fo:line-height="150%" fo:text-align="justify" style:justify-single-word="false"/>
      <style:text-properties style:font-name="Arial" officeooo:paragraph-rsid="0019cc45"/>
    </style:style>
    <style:style style:name="P14" style:family="paragraph" style:parent-style-name="Text_20_body">
      <style:paragraph-properties fo:line-height="150%" fo:text-align="justify" style:justify-single-word="false"/>
      <style:text-properties style:font-name="Arial" officeooo:rsid="0019cc45" officeooo:paragraph-rsid="0019cc45"/>
    </style:style>
    <style:style style:name="P15" style:family="paragraph" style:parent-style-name="Text_20_body">
      <style:paragraph-properties fo:text-align="justify" style:justify-single-word="false"/>
      <style:text-properties style:font-name="Arial" officeooo:rsid="001ba533" officeooo:paragraph-rsid="001ba533"/>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Text_20_body">
      <style:text-properties style:font-name="Arial"/>
    </style:style>
    <style:style style:name="P18" style:family="paragraph" style:parent-style-name="Text_20_body" style:list-style-name="L1">
      <style:paragraph-properties fo:line-height="150%" fo:text-align="justify" style:justify-single-word="false"/>
      <style:text-properties style:font-name="Arial" officeooo:paragraph-rsid="0019cc45"/>
    </style:style>
    <style:style style:name="P19"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20" style:family="paragraph" style:parent-style-name="Heading_20_1">
      <style:text-properties style:font-name="Arial"/>
    </style:style>
    <style:style style:name="P21" style:family="paragraph" style:parent-style-name="Heading_20_1" style:list-style-name="">
      <style:text-properties style:font-name="Arial"/>
    </style:style>
    <style:style style:name="P22" style:family="paragraph" style:parent-style-name="Heading_20_1">
      <style:paragraph-properties fo:break-before="page"/>
      <style:text-properties style:font-name="Arial"/>
    </style:style>
    <style:style style:name="P23" style:family="paragraph" style:parent-style-name="Heading_20_2">
      <style:text-properties style:font-name="Arial"/>
    </style:style>
    <style:style style:name="P24" style:family="paragraph" style:parent-style-name="Heading_20_2" style:list-style-name="">
      <style:text-properties style:font-name="Arial"/>
    </style:style>
    <style:style style:name="P25" style:family="paragraph" style:parent-style-name="Heading_20_2">
      <style:paragraph-properties fo:break-before="page"/>
      <style:text-properties style:font-name="Arial"/>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weight="bold" officeooo:rsid="0019cc45" style:font-weight-asian="bold" style:font-weight-complex="bold"/>
    </style:style>
    <style:style style:name="T4" style:family="text">
      <style:text-properties style:font-name="Arial"/>
    </style:style>
    <style:style style:name="T5" style:family="text">
      <style:text-properties fo:font-weight="normal" officeooo:rsid="0019cc45" style:font-weight-asian="normal" style:font-weight-complex="normal"/>
    </style:style>
    <style:style style:name="T6" style:family="text">
      <style:text-properties officeooo:rsid="001c5ba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Fundamentos de</text:p>
      <text:p text:style-name="P3"><text:span text:style-name="T1">Aprendizaje Automático</text:span> </text:p>
      <text:p text:style-name="P5">Práctica <text:span text:style-name="T1">1</text:span> </text:p>
      <text:p text:style-name="P6"/>
      <text:p text:style-name="P6"/>
      <text:p text:style-name="P6"/>
      <text:p text:style-name="P6"/>
      <text:p text:style-name="P6"/>
      <text:p text:style-name="P6">Grupo <text:span text:style-name="T1">XXXX</text:span> </text:p>
      <text:p text:style-name="P6">Pareja <text:span text:style-name="T1">XX</text:span></text:p>
      <text:p text:style-name="P6">Adrián Lorenzo Mateo </text:p>
      <text:p text:style-name="P7">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Table of Contents</text:p>
          </text:index-title>
          <text:p text:style-name="P16"><text:a xlink:type="simple" xlink:href="#__RefHeading__2869_2144760794" text:style-name="Index_20_Link" text:visited-style-name="Index_20_Link"><text:span text:style-name="T4">1. Consideraciones respecto al diseño<text:tab/>4</text:span></text:a></text:p>
          <text:p text:style-name="P16"><text:a xlink:type="simple" xlink:href="#__RefHeading__2871_2144760794" text:style-name="Index_20_Link" text:visited-style-name="Index_20_Link"><text:span text:style-name="T4">2. Ejecución del main de prueba<text:tab/>4</text:span></text:a></text:p>
          <text:p text:style-name="P16"><text:a xlink:type="simple" xlink:href="#__RefHeading__2873_2144760794" text:style-name="Index_20_Link" text:visited-style-name="Index_20_Link"><text:span text:style-name="T4">3. Resultados obtenidos<text:tab/>4</text:span></text:a></text:p>
          <text:p text:style-name="P2"><text:a xlink:type="simple" xlink:href="#__RefHeading__2875_2144760794" text:style-name="Index_20_Link" text:visited-style-name="Index_20_Link"><text:span text:style-name="T4">3.1 Resultados sobre el conjunto Iris<text:tab/>4</text:span></text:a></text:p>
          <text:p text:style-name="P2"><text:a xlink:type="simple" xlink:href="#__RefHeading__2877_2144760794" text:style-name="Index_20_Link" text:visited-style-name="Index_20_Link"><text:span text:style-name="T4">3.2 Resultados sobre el conjunto Car<text:tab/>4</text:span></text:a></text:p>
          <text:p text:style-name="P2"><text:a xlink:type="simple" xlink:href="#__RefHeading__2879_2144760794" text:style-name="Index_20_Link" text:visited-style-name="Index_20_Link"><text:span text:style-name="T4">3.3 Resultados sobre el conjunto Lenses<text:tab/>4</text:span></text:a></text:p>
          <text:p text:style-name="P2"><text:a xlink:type="simple" xlink:href="#__RefHeading__2881_2144760794" text:style-name="Index_20_Link" text:visited-style-name="Index_20_Link"><text:span text:style-name="T4">3.4 Resultados sobre el conjunto Spam<text:tab/>4</text:span></text:a></text:p>
        </text:index-body>
      </text:table-of-content>
      <text:p text:style-name="P8"/>
      <text:p text:style-name="P9"/>
      <text:h text:style-name="P20" text:outline-level="1"><text:bookmark-start text:name="__RefHeading__2869_2144760794"/><text:span text:style-name="T1">1. </text:span>Consideraciones <text:span text:style-name="T1">respecto al</text:span> diseño<text:bookmark-end text:name="__RefHeading__2869_2144760794"/></text:h>
      <text:p text:style-name="P11"/>
      <text:p text:style-name="P13"><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2"/>
      <text:h text:style-name="P20" text:outline-level="1"><text:bookmark-start text:name="__RefHeading__2871_2144760794"/>2. Ejecución del main de prueba<text:bookmark-end text:name="__RefHeading__2871_2144760794"/></text:h>
      <text:p text:style-name="P11"/>
      <text:p text:style-name="P14"><text:tab/>El main está ubicado dentro de la clase Clasificador y recibe por línea de comandos los siguientes argumentos:</text:p>
      <text:list xml:id="list7556011321279921412" text:style-name="L1">
        <text:list-item>
          <text:p text:style-name="P18"><text:span text:style-name="T3">-input &lt;Fichero&gt;:</text:span><text:span text:style-name="T1"> Ruta del fichero .data.</text:span></text:p>
        </text:list-item>
        <text:list-item>
          <text:p text:style-name="P18"><text:span text:style-name="T3">-cruzada:</text:span><text:span text:style-name="T1"> Si se incluye este flag se escogerá la validación cruzada, si no la divisón porcentual por defecto.</text:span></text:p>
        </text:list-item>
        <text:list-item>
          <text:p text:style-name="P18"><text:span text:style-name="T3">-laplace:</text:span><text:span text:style-name="T1"> Si se incluye este flag se activará el suavizado de Laplace a la hora de calcular las probabilidades nominales condicionales.</text:span></text:p>
        </text:list-item>
        <text:list-item>
          <text:p text:style-name="P19"><text:span text:style-name="T1">-particion &lt;numero&gt;: </text:span><text:span text:style-name="T5">Si se ha escogido la división porcentual la partición tendrá que ser un número entero comprendido entre 1 y 99 (porcentaje). Si se ha escogido la validación cruzada el número tendrá que ser cualquier entero mayor que 1.</text:span></text:p>
        </text:list-item>
      </text:list>
      <text:h text:style-name="P21" text:outline-level="1"/>
      <text:h text:style-name="P22" text:outline-level="1"><text:bookmark-start text:name="__RefHeading__2873_2144760794"/>3. Resultados obtenidos<text:bookmark-end text:name="__RefHeading__2873_2144760794"/></text:h>
      <text:p text:style-name="P11"/>
      <text:p text:style-name="P12"><text:tab/><text:span text:style-name="T6">La representación de los resultados obtenidos se organiza descomponiendo los aciertos según las particiones creadas y según la aplicación o no del suavizado de Laplace. </text:span></text:p>
      <text:h text:style-name="P24" text:outline-level="2"/>
      <text:h text:style-name="P25" text:outline-level="2"><text:bookmark-start text:name="__RefHeading__2875_2144760794"/>3.1 Resultados sobre el conjunto Iris<text:bookmark-end text:name="__RefHeading__2875_2144760794"/></text:h>
      <text:p text:style-name="P11"><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p>
      <text:p text:style-name="P11"><draw:frame draw:style-name="fr1" draw:name="Object4" text:anchor-type="paragraph" svg:width="6.2992in" svg:height="3.5429in" draw:z-index="3"><draw:object xlink:href="./Object 4" xlink:type="simple" xlink:show="embed" xlink:actuate="onLoad"/><draw:image xlink:href="./ObjectReplacements/Object 4" xlink:type="simple" xlink:show="embed" xlink:actuate="onLoad"/></draw:frame></text:p>
      <text:h text:style-name="P24" text:outline-level="2"/>
      <text:h text:style-name="P25" text:outline-level="2"><text:bookmark-start text:name="__RefHeading__2877_2144760794"/>3.2 Resultados sobre el conjunto Car<text:bookmark-end text:name="__RefHeading__2877_2144760794"/></text:h>
      <text:p text:style-name="Text_20_body"/>
      <text:p text:style-name="P11"><draw:frame draw:style-name="fr1" draw:name="Object5" text:anchor-type="paragraph" svg:width="6.2992in" svg:height="3.5429in" draw:z-index="4"><draw:object xlink:href="./Object 5" xlink:type="simple" xlink:show="embed" xlink:actuate="onLoad"/><draw:image xlink:href="./ObjectReplacements/Object 5" xlink:type="simple" xlink:show="embed" xlink:actuate="onLoad"/></draw:frame></text:p>
      <text:p text:style-name="P11"><draw:frame draw:style-name="fr2"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11"/>
      <text:h text:style-name="P23" text:outline-level="2"><text:soft-page-break/></text:h>
      <text:h text:style-name="P23" text:outline-level="2"><text:bookmark-start text:name="__RefHeading__2879_2144760794"/>3.3 Resultados sobre el conjunto Lenses<text:bookmark-end text:name="__RefHeading__2879_2144760794"/></text:h>
      <text:p text:style-name="P11"><draw:frame draw:style-name="fr1"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11"><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p>
      <text:p text:style-name="P11"/>
      <text:h text:style-name="P23" text:outline-level="2"><text:soft-page-break/></text:h>
      <text:p text:style-name="P15"><text:tab/>Los resultados sobre este conjunto de datos son muy dispares debido a la poca densidad de casos que contiene. Si a esto se le suma el barajaeo (shuffle) sobre los datos y la división entre conjunto de entrenamiento y test el sistema es incapaz de generalizar y predecir <text:span text:style-name="T6">correctamente.</text:span></text:p>
      <text:h text:style-name="P24" text:outline-level="2"/>
      <text:h text:style-name="P25" text:outline-level="2"><text:bookmark-start text:name="__RefHeading__2881_2144760794"/>3.4 Resultados sobre el conjunto Spam<text:bookmark-end text:name="__RefHeading__2881_2144760794"/></text:h>
      <text:p text:style-name="P11"/>
      <text:p text:style-name="P11"/>
      <text:p text:style-name="P11"/>
      <text:p text:style-name="P11"><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1"><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7T22:37:46.043966997</dc:date>
    <meta:editing-duration>P0D</meta:editing-duration>
    <meta:editing-cycles>3</meta:editing-cycles>
    <meta:generator>LibreOffice/4.2.5.2$Linux_x86 LibreOffice_project/420m0$Build-2</meta:generator>
    <meta:document-statistic meta:table-count="0" meta:image-count="0" meta:object-count="8" meta:page-count="9" meta:paragraph-count="31" meta:word-count="327" meta:character-count="1993" meta:non-whitespace-character-count="16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564cm" svg:y="0.314cm" chart:style-name="ch2">
          <text:p>Resultados para conjunto Spam</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60.586956521739">
                <text:p>60.586956521739</text:p>
              </table:table-cell>
              <table:table-cell office:value-type="float" office:value="82.086956521739">
                <text:p>82.086956521739</text:p>
              </table:table-cell>
            </table:table-row>
            <table:table-row>
              <table:table-cell office:value-type="float" office:value="3">
                <text:p/>
              </table:table-cell>
              <table:table-cell office:value-type="float" office:value="82.1265492498369">
                <text:p>82.1265492498369</text:p>
              </table:table-cell>
              <table:table-cell office:value-type="float" office:value="60.6001304631442">
                <text:p>60.6001304631442</text:p>
              </table:table-cell>
            </table:table-row>
            <table:table-row>
              <table:table-cell office:value-type="float" office:value="4">
                <text:p/>
              </table:table-cell>
              <table:table-cell office:value-type="float" office:value="60.608695652174">
                <text:p>60.608695652174</text:p>
              </table:table-cell>
              <table:table-cell office:value-type="float" office:value="82.7173913043479">
                <text:p>82.7173913043479</text:p>
              </table:table-cell>
            </table:table-row>
            <table:table-row>
              <table:table-cell office:value-type="float" office:value="5">
                <text:p>10</text:p>
              </table:table-cell>
              <table:table-cell office:value-type="float" office:value="81.9347826086958">
                <text:p>81.9347826086958</text:p>
              </table:table-cell>
              <table:table-cell office:value-type="float" office:value="82.3260869565219">
                <text:p>82.3260869565219</text:p>
              </table:table-cell>
            </table:table-row>
            <table:table-row>
              <table:table-cell office:value-type="float" office:value="6">
                <text:p>10</text:p>
              </table:table-cell>
              <table:table-cell office:value-type="float" office:value="60.6179286335945">
                <text:p>60.6179286335945</text:p>
              </table:table-cell>
              <table:table-cell office:value-type="float" office:value="60.5961705831159">
                <text:p>60.5961705831159</text:p>
              </table:table-cell>
            </table:table-row>
            <table:table-row>
              <table:table-cell office:value-type="float" office:value="7">
                <text:p>10</text:p>
              </table:table-cell>
              <table:table-cell office:value-type="float" office:value="81.8221352467927">
                <text:p>81.8221352467927</text:p>
              </table:table-cell>
              <table:table-cell office:value-type="float" office:value="82.3222439660795">
                <text:p>82.3222439660795</text:p>
              </table:table-cell>
            </table:table-row>
            <table:table-row>
              <table:table-cell office:value-type="float" office:value="8">
                <text:p>10</text:p>
              </table:table-cell>
              <table:table-cell office:value-type="float" office:value="82.1304347826088">
                <text:p>82.1304347826088</text:p>
              </table:table-cell>
              <table:table-cell office:value-type="float" office:value="81.913043478261">
                <text:p>81.9130434782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564cm" svg:y="0.314cm" chart:style-name="ch2">
          <text:p>Resultados para conjunto Spam</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60.3718908476213">
                <text:p>60.3718908476213</text:p>
              </table:table-cell>
              <table:table-cell office:value-type="float" office:value="60.3235933349433">
                <text:p>60.3235933349433</text:p>
              </table:table-cell>
            </table:table-row>
            <table:table-row>
              <table:table-cell office:value-type="float" office:value="0.3">
                <text:p>0</text:p>
              </table:table-cell>
              <table:table-cell office:value-type="float" office:value="60.3368649823417">
                <text:p>60.3368649823417</text:p>
              </table:table-cell>
              <table:table-cell office:value-type="float" office:value="61.0703613148601">
                <text:p>61.0703613148601</text:p>
              </table:table-cell>
            </table:table-row>
            <table:table-row>
              <table:table-cell office:value-type="float" office:value="0.4">
                <text:p>0</text:p>
              </table:table-cell>
              <table:table-cell office:value-type="float" office:value="60.2918348339026">
                <text:p>60.2918348339026</text:p>
              </table:table-cell>
              <table:table-cell office:value-type="float" office:value="59.8882334678672">
                <text:p>59.8882334678672</text:p>
              </table:table-cell>
            </table:table-row>
            <table:table-row>
              <table:table-cell office:value-type="float" office:value="0.5">
                <text:p>0</text:p>
              </table:table-cell>
              <table:table-cell office:value-type="float" office:value="82.0717131474103">
                <text:p>82.0717131474103</text:p>
              </table:table-cell>
              <table:table-cell office:value-type="float" office:value="60.1593625498008">
                <text:p>60.1593625498008</text:p>
              </table:table-cell>
            </table:table-row>
            <table:table-row>
              <table:table-cell office:value-type="float" office:value="0.6">
                <text:p>0</text:p>
              </table:table-cell>
              <table:table-cell office:value-type="float" office:value="60.3650586701433">
                <text:p>60.3650586701433</text:p>
              </table:table-cell>
              <table:table-cell office:value-type="float" office:value="81.9643633202957">
                <text:p>81.9643633202957</text:p>
              </table:table-cell>
            </table:table-row>
            <table:table-row>
              <table:table-cell office:value-type="float" office:value="0.7">
                <text:p>0</text:p>
              </table:table-cell>
              <table:table-cell office:value-type="float" office:value="60.9451385116784">
                <text:p>60.9451385116784</text:p>
              </table:table-cell>
              <table:table-cell office:value-type="float" office:value="59.6958174904942">
                <text:p>59.6958174904942</text:p>
              </table:table-cell>
            </table:table-row>
            <table:table-row>
              <table:table-cell office:value-type="float" office:value="0.8">
                <text:p>0</text:p>
              </table:table-cell>
              <table:table-cell office:value-type="float" office:value="82.4764663287472">
                <text:p>82.4764663287472</text:p>
              </table:table-cell>
              <table:table-cell office:value-type="float" office:value="81.2454742939899">
                <text:p>81.2454742939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96">
                <text:p>96</text:p>
              </table:table-cell>
              <table:table-cell office:value-type="float" office:value="95.3333333333333">
                <text:p>95.3333333333333</text:p>
              </table:table-cell>
            </table:table-row>
            <table:table-row>
              <table:table-cell office:value-type="float" office:value="3">
                <text:p/>
              </table:table-cell>
              <table:table-cell office:value-type="float" office:value="95.3333333333333">
                <text:p>95.3333333333333</text:p>
              </table:table-cell>
              <table:table-cell office:value-type="float" office:value="96">
                <text:p>96</text:p>
              </table:table-cell>
            </table:table-row>
            <table:table-row>
              <table:table-cell office:value-type="float" office:value="4">
                <text:p/>
              </table:table-cell>
              <table:table-cell office:value-type="float" office:value="95.945945945946">
                <text:p>95.945945945946</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cell office:value-type="float" office:value="96.6666666666667">
                <text:p>96.6666666666667</text:p>
              </table:table-cell>
            </table:table-row>
            <table:table-row>
              <table:table-cell office:value-type="float" office:value="6">
                <text:p>10</text:p>
              </table:table-cell>
              <table:table-cell office:value-type="float" office:value="95.3333333333333">
                <text:p>95.3333333333333</text:p>
              </table:table-cell>
              <table:table-cell office:value-type="float" office:value="96">
                <text:p>96</text:p>
              </table:table-cell>
            </table:table-row>
            <table:table-row>
              <table:table-cell office:value-type="float" office:value="7">
                <text:p>10</text:p>
              </table:table-cell>
              <table:table-cell office:value-type="float" office:value="95.9183673469387">
                <text:p>95.9183673469387</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cell office:value-type="float" office:value="95.8333333333333">
                <text:p>95.8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65cm" svg:y="0.314cm" chart:style-name="ch2">
          <text:p>Resultados para conjunto Iris</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88.8888888888888">
                <text:p>88.8888888888888</text:p>
              </table:table-cell>
              <table:table-cell office:value-type="float" office:value="93.3333333333333">
                <text:p>93.3333333333333</text:p>
              </table:table-cell>
            </table:table-row>
            <table:table-row>
              <table:table-cell office:value-type="float" office:value="0.3">
                <text:p>0</text:p>
              </table:table-cell>
              <table:table-cell office:value-type="float" office:value="95">
                <text:p>95</text:p>
              </table:table-cell>
              <table:table-cell office:value-type="float" office:value="93.3333333333333">
                <text:p>93.3333333333333</text:p>
              </table:table-cell>
            </table:table-row>
            <table:table-row>
              <table:table-cell office:value-type="float" office:value="0.4">
                <text:p>0</text:p>
              </table:table-cell>
              <table:table-cell office:value-type="float" office:value="90.4761904761906">
                <text:p>90.4761904761906</text:p>
              </table:table-cell>
              <table:table-cell office:value-type="float" office:value="95.2380952380954">
                <text:p>95.2380952380954</text:p>
              </table:table-cell>
            </table:table-row>
            <table:table-row>
              <table:table-cell office:value-type="float" office:value="0.5">
                <text:p>0</text:p>
              </table:table-cell>
              <table:table-cell office:value-type="float" office:value="97.7777777777776">
                <text:p>97.7777777777776</text:p>
              </table:table-cell>
              <table:table-cell office:value-type="float" office:value="96.6666666666667">
                <text:p>96.6666666666667</text:p>
              </table:table-cell>
            </table:table-row>
            <table:table-row>
              <table:table-cell office:value-type="float" office:value="0.6">
                <text:p>0</text:p>
              </table:table-cell>
              <table:table-cell office:value-type="float" office:value="97.3333333333333">
                <text:p>97.3333333333333</text:p>
              </table:table-cell>
              <table:table-cell office:value-type="float" office:value="94.6666666666667">
                <text:p>94.6666666666667</text:p>
              </table:table-cell>
            </table:table-row>
            <table:table-row>
              <table:table-cell office:value-type="float" office:value="0.7">
                <text:p>0</text:p>
              </table:table-cell>
              <table:table-cell office:value-type="float" office:value="95">
                <text:p>95</text:p>
              </table:table-cell>
              <table:table-cell office:value-type="float" office:value="93.3333333333333">
                <text:p>93.3333333333333</text:p>
              </table:table-cell>
            </table:table-row>
            <table:table-row>
              <table:table-cell office:value-type="float" office:value="0.8">
                <text:p>0</text:p>
              </table:table-cell>
              <table:table-cell office:value-type="float" office:value="95.5555555555555">
                <text:p>95.5555555555555</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cm" svg:y="0.314cm" chart:style-name="ch2">
          <text:p>Resultados para conjunto Car</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7.2685185185184">
                <text:p>87.2685185185184</text:p>
              </table:table-cell>
              <table:table-cell office:value-type="float" office:value="84.8379629629628">
                <text:p>84.8379629629628</text:p>
              </table:table-cell>
            </table:table-row>
            <table:table-row>
              <table:table-cell office:value-type="float" office:value="3">
                <text:p/>
              </table:table-cell>
              <table:table-cell office:value-type="float" office:value="86.2847222222224">
                <text:p>86.2847222222224</text:p>
              </table:table-cell>
              <table:table-cell office:value-type="float" office:value="86.6319444444444">
                <text:p>86.6319444444444</text:p>
              </table:table-cell>
            </table:table-row>
            <table:table-row>
              <table:table-cell office:value-type="float" office:value="4">
                <text:p/>
              </table:table-cell>
              <table:table-cell office:value-type="float" office:value="86.3425925925924">
                <text:p>86.3425925925924</text:p>
              </table:table-cell>
              <table:table-cell office:value-type="float" office:value="87.8472222222224">
                <text:p>87.8472222222224</text:p>
              </table:table-cell>
            </table:table-row>
            <table:table-row>
              <table:table-cell office:value-type="float" office:value="5">
                <text:p>10</text:p>
              </table:table-cell>
              <table:table-cell office:value-type="float" office:value="87.4782608695651">
                <text:p>87.4782608695651</text:p>
              </table:table-cell>
              <table:table-cell office:value-type="float" office:value="87.3043478260869">
                <text:p>87.3043478260869</text:p>
              </table:table-cell>
            </table:table-row>
            <table:table-row>
              <table:table-cell office:value-type="float" office:value="6">
                <text:p>10</text:p>
              </table:table-cell>
              <table:table-cell office:value-type="float" office:value="87.3842592592592">
                <text:p>87.3842592592592</text:p>
              </table:table-cell>
              <table:table-cell office:value-type="float" office:value="87.3842592592592">
                <text:p>87.3842592592592</text:p>
              </table:table-cell>
            </table:table-row>
            <table:table-row>
              <table:table-cell office:value-type="float" office:value="7">
                <text:p>10</text:p>
              </table:table-cell>
              <table:table-cell office:value-type="float" office:value="87.5145180023228">
                <text:p>87.5145180023228</text:p>
              </table:table-cell>
              <table:table-cell office:value-type="float" office:value="87.5145180023228">
                <text:p>87.5145180023228</text:p>
              </table:table-cell>
            </table:table-row>
            <table:table-row>
              <table:table-cell office:value-type="float" office:value="8">
                <text:p>10</text:p>
              </table:table-cell>
              <table:table-cell office:value-type="float" office:value="87.6736111111113">
                <text:p>87.6736111111113</text:p>
              </table:table-cell>
              <table:table-cell office:value-type="float" office:value="86.6898148148148">
                <text:p>86.68981481481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8cm" svg:y="0.314cm" chart:style-name="ch2">
          <text:p>Resultados para conjunto Car</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78.4061696658098">
                <text:p>78.4061696658098</text:p>
              </table:table-cell>
              <table:table-cell office:value-type="float" office:value="81.8123393316193">
                <text:p>81.8123393316193</text:p>
              </table:table-cell>
            </table:table-row>
            <table:table-row>
              <table:table-cell office:value-type="float" office:value="0.2">
                <text:p>0</text:p>
              </table:table-cell>
              <table:table-cell office:value-type="float" office:value="82.7910339840926">
                <text:p>82.7910339840926</text:p>
              </table:table-cell>
              <table:table-cell office:value-type="float" office:value="81.6341287057121">
                <text:p>81.6341287057121</text:p>
              </table:table-cell>
            </table:table-row>
            <table:table-row>
              <table:table-cell office:value-type="float" office:value="0.3">
                <text:p>0</text:p>
              </table:table-cell>
              <table:table-cell office:value-type="float" office:value="82.1487603305786">
                <text:p>82.1487603305786</text:p>
              </table:table-cell>
              <table:table-cell office:value-type="float" office:value="83.8016528925619">
                <text:p>83.8016528925619</text:p>
              </table:table-cell>
            </table:table-row>
            <table:table-row>
              <table:table-cell office:value-type="float" office:value="0.4">
                <text:p>0</text:p>
              </table:table-cell>
              <table:table-cell office:value-type="float" office:value="83.3172613307617">
                <text:p>83.3172613307617</text:p>
              </table:table-cell>
              <table:table-cell office:value-type="float" office:value="82.545805207329">
                <text:p>82.545805207329</text:p>
              </table:table-cell>
            </table:table-row>
            <table:table-row>
              <table:table-cell office:value-type="float" office:value="0.5">
                <text:p>0</text:p>
              </table:table-cell>
              <table:table-cell office:value-type="float" office:value="82.175925925926">
                <text:p>82.175925925926</text:p>
              </table:table-cell>
              <table:table-cell office:value-type="float" office:value="83.5648148148148">
                <text:p>83.5648148148148</text:p>
              </table:table-cell>
            </table:table-row>
            <table:table-row>
              <table:table-cell office:value-type="float" office:value="0.6">
                <text:p>0</text:p>
              </table:table-cell>
              <table:table-cell office:value-type="float" office:value="86.8497109826587">
                <text:p>86.8497109826587</text:p>
              </table:table-cell>
              <table:table-cell office:value-type="float" office:value="84.1040462427746">
                <text:p>84.1040462427746</text:p>
              </table:table-cell>
            </table:table-row>
            <table:table-row>
              <table:table-cell office:value-type="float" office:value="0.7">
                <text:p>0</text:p>
              </table:table-cell>
              <table:table-cell office:value-type="float" office:value="86.7052023121387">
                <text:p>86.7052023121387</text:p>
              </table:table-cell>
              <table:table-cell office:value-type="float" office:value="88.4393063583813">
                <text:p>88.43930635838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42cm" svg:y="0.314cm" chart:style-name="ch2">
          <text:p>Resultados para conjunto Lenses</text:p>
        </chart:title>
        <chart:subtitle svg:x="5.926cm" svg:y="1.294cm" chart:style-name="ch3">
          <text:p>con Validación Cruzada</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3.3333333333332">
                <text:p>83.3333333333332</text:p>
              </table:table-cell>
              <table:table-cell office:value-type="float" office:value="83.3333333333332">
                <text:p>83.3333333333332</text:p>
              </table:table-cell>
            </table:table-row>
            <table:table-row>
              <table:table-cell office:value-type="float" office:value="3">
                <text:p/>
              </table:table-cell>
              <table:table-cell office:value-type="float" office:value="83.3333333333332">
                <text:p>83.3333333333332</text:p>
              </table:table-cell>
              <table:table-cell office:value-type="float" office:value="87.5">
                <text:p>87.5</text:p>
              </table:table-cell>
            </table:table-row>
            <table:table-row>
              <table:table-cell office:value-type="float" office:value="4">
                <text:p/>
              </table:table-cell>
              <table:table-cell office:value-type="float" office:value="87.5">
                <text:p>87.5</text:p>
              </table:table-cell>
              <table:table-cell office:value-type="float" office:value="91.6666666666667">
                <text:p>91.6666666666667</text:p>
              </table:table-cell>
            </table:table-row>
            <table:table-row>
              <table:table-cell office:value-type="float" office:value="5">
                <text:p>10</text:p>
              </table:table-cell>
              <table:table-cell office:value-type="float" office:value="85">
                <text:p>85</text:p>
              </table:table-cell>
              <table:table-cell office:value-type="float" office:value="85">
                <text:p>85</text:p>
              </table:table-cell>
            </table:table-row>
            <table:table-row>
              <table:table-cell office:value-type="float" office:value="6">
                <text:p>10</text:p>
              </table:table-cell>
              <table:table-cell office:value-type="float" office:value="87.5">
                <text:p>87.5</text:p>
              </table:table-cell>
              <table:table-cell office:value-type="float" office:value="87.5">
                <text:p>87.5</text:p>
              </table:table-cell>
            </table:table-row>
            <table:table-row>
              <table:table-cell office:value-type="float" office:value="7">
                <text:p>10</text:p>
              </table:table-cell>
              <table:table-cell office:value-type="float" office:value="90.4761904761906">
                <text:p>90.4761904761906</text:p>
              </table:table-cell>
              <table:table-cell office:value-type="float" office:value="85.7142857142856">
                <text:p>85.7142857142856</text:p>
              </table:table-cell>
            </table:table-row>
            <table:table-row>
              <table:table-cell office:value-type="float" office:value="8">
                <text:p>10</text:p>
              </table:table-cell>
              <table:table-cell office:value-type="float" office:value="87.5">
                <text:p>87.5</text:p>
              </table:table-cell>
              <table:table-cell office:value-type="float" office:value="87.5">
                <text:p>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4.42cm" svg:y="0.314cm" chart:style-name="ch2">
          <text:p>Resultados para conjunto Lenses</text:p>
        </chart:title>
        <chart:subtitle svg:x="5.912cm" svg:y="1.294cm" chart:style-name="ch3">
          <text:p>con División Porcentual</text:p>
        </chart:subtitle>
        <chart:legend chart:legend-position="end" svg:x="13.41cm" svg:y="3.955cm" style:legend-expansion="high" chart:style-name="ch4"/>
        <chart:plot-area chart:style-name="ch5" chart:data-source-has-labels="both" svg:x="1.327cm" svg:y="2.331cm" svg:width="11.446cm" svg:height="5.511cm">
          <chartooo:coordinate-region svg:x="2.128cm" svg:y="2.529cm" svg:width="10.645cm" svg:height="4.67cm"/>
          <chart:axis chart:dimension="x" chart:name="primary-x" chart:style-name="ch6" chartooo:axis-type="text">
            <chart:title svg:x="6.194cm" svg:y="8.022cm" chart:style-name="ch7">
              <text:p>Particiones</text:p>
            </chart:title>
            <chart:categories table:cell-range-address="local-table.$A$2:.$A$8"/>
          </chart:axis>
          <chart:axis chart:dimension="y" chart:name="primary-y" chart:style-name="ch8">
            <chart:title svg:x="0.451cm" svg:y="5.811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2">
                <text:p>0</text:p>
              </table:table-cell>
              <table:table-cell office:value-type="float" office:value="45.4545454545454">
                <text:p>45.4545454545454</text:p>
              </table:table-cell>
              <table:table-cell office:value-type="float" office:value="40.909090909091">
                <text:p>40.909090909091</text:p>
              </table:table-cell>
            </table:table-row>
            <table:table-row>
              <table:table-cell office:value-type="float" office:value="0.3">
                <text:p>0</text:p>
              </table:table-cell>
              <table:table-cell office:value-type="float" office:value="65">
                <text:p>65</text:p>
              </table:table-cell>
              <table:table-cell office:value-type="float" office:value="60">
                <text:p>60</text:p>
              </table:table-cell>
            </table:table-row>
            <table:table-row>
              <table:table-cell office:value-type="float" office:value="0.4">
                <text:p>0</text:p>
              </table:table-cell>
              <table:table-cell office:value-type="float" office:value="70.5882352941178">
                <text:p>70.5882352941178</text:p>
              </table:table-cell>
              <table:table-cell office:value-type="float" office:value="76.4705882352939">
                <text:p>76.4705882352939</text:p>
              </table:table-cell>
            </table:table-row>
            <table:table-row>
              <table:table-cell office:value-type="float" office:value="0.5">
                <text:p>0</text:p>
              </table:table-cell>
              <table:table-cell office:value-type="float" office:value="73.3333333333332">
                <text:p>73.3333333333332</text:p>
              </table:table-cell>
              <table:table-cell office:value-type="float" office:value="60">
                <text:p>60</text:p>
              </table:table-cell>
            </table:table-row>
            <table:table-row>
              <table:table-cell office:value-type="float" office:value="0.6">
                <text:p>0</text:p>
              </table:table-cell>
              <table:table-cell office:value-type="float" office:value="66.6666666666667">
                <text:p>66.6666666666667</text:p>
              </table:table-cell>
              <table:table-cell office:value-type="float" office:value="83.3333333333332">
                <text:p>83.3333333333332</text:p>
              </table:table-cell>
            </table:table-row>
            <table:table-row>
              <table:table-cell office:value-type="float" office:value="0.7">
                <text:p>0</text:p>
              </table:table-cell>
              <table:table-cell office:value-type="float" office:value="80">
                <text:p>80</text:p>
              </table:table-cell>
              <table:table-cell office:value-type="float" office:value="70">
                <text:p>70</text:p>
              </table:table-cell>
            </table:table-row>
            <table:table-row>
              <table:table-cell office:value-type="float" office:value="0.8">
                <text:p>0</text:p>
              </table:table-cell>
              <table:table-cell office:value-type="float" office:value="75">
                <text:p>75</text:p>
              </table:table-cell>
              <table:table-cell office:value-type="float" office:value="37.5">
                <text:p>37.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5.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